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4.852cm"/>
    </style:style>
    <style:style style:name="co4" style:family="table-column">
      <style:table-column-properties fo:break-before="auto" style:column-width="5.159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5.17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5.186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4.26cm" fo:break-before="auto" style:use-optimal-row-height="fals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2.489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8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</style:style>
    <style:style style:name="ce19" style:family="table-cell" style:parent-style-name="Default">
      <style:table-cell-properties fo:background-color="#99ffff" style:vertical-align="top"/>
    </style:style>
    <style:style style:name="ce14" style:family="table-cell" style:parent-style-name="Default">
      <style:table-cell-properties fo:background-color="#99ffff" style:text-align-source="fix" style:repeat-content="false" fo:wrap-option="wrap" style:vertical-align="top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1" style:family="table-cell" style:parent-style-name="Default">
      <style:table-cell-properties fo:background-color="#99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wrap-option="wrap" style:vertical-align="top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36" style:family="table-cell" style:parent-style-name="Default">
      <style:table-cell-properties fo:wrap-option="wrap" fo:border="0.06pt solid #000000" style:vertical-align="top"/>
    </style:style>
    <style:style style:name="ce39" style:family="table-cell" style:parent-style-name="Default">
      <style:table-cell-properties fo:background-color="transparent" fo:wrap-option="wrap" fo:border="0.06pt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33ff" style:text-align-source="fix" style:repeat-content="false" fo:wrap-option="wrap" style:vertical-align="top"/>
      <style:paragraph-properties fo:text-align="center" fo:margin-left="0cm"/>
      <style:text-properties fo:color="#ffff99" fo:font-weight="normal" style:font-weight-asian="normal" style:font-weight-complex="normal"/>
    </style:style>
    <style:style style:name="ce50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</style:style>
    <style:style style:name="ce67" style:family="table-cell" style:parent-style-name="Default">
      <style:table-cell-properties fo:border="0.06pt solid #000000" style:vertical-align="top"/>
    </style:style>
    <style:style style:name="ce81" style:family="table-cell" style:parent-style-name="Default">
      <style:table-cell-properties fo:background-color="transparent" fo:border="0.06pt solid #000000" style:vertical-align="top"/>
    </style:style>
    <style:style style:name="ce69" style:family="table-cell" style:parent-style-name="Default" style:data-style-name="N37">
      <style:table-cell-properties fo:border="0.06pt solid #000000" style:vertical-align="top"/>
    </style:style>
    <style:style style:name="ce80" style:family="table-cell" style:parent-style-name="Default">
      <style:table-cell-properties fo:background-color="transparent" style:vertical-align="top"/>
    </style:style>
    <style:style style:name="ce73" style:family="table-cell" style:parent-style-name="Default">
      <style:table-cell-properties fo:border="0.06pt solid #000000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bgleich bestehende Spezifikationen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55"/>
        <table:table-column table:style-name="co6" table:default-cell-style-name="ce49"/>
        <table:table-column table:style-name="co7" table:default-cell-style-name="ce59"/>
        <table:table-column table:style-name="co8" table:number-columns-repeated="6" table:default-cell-style-name="ce65"/>
        <table:table-column table:style-name="co8" table:default-cell-style-name="ce71"/>
        <table:table-column table:style-name="co9" table:default-cell-style-name="ce65"/>
        <table:table-column table:style-name="co7" table:default-cell-style-name="ce49"/>
        <table:table-column table:style-name="co10" table:default-cell-style-name="ce55"/>
        <table:table-column table:style-name="co7" table:number-columns-repeated="72" table:default-cell-style-name="ce49"/>
        <table:table-column table:style-name="co7" table:number-columns-repeated="51" table:default-cell-style-name="Default"/>
        <table:table-column table:style-name="co7" table:number-columns-repeated="883" table:default-cell-style-name="ce49"/>
        <table:table-column table:style-name="co7" table:default-cell-style-name="Default"/>
        <table:table-row table:style-name="ro1">
          <table:table-cell table:style-name="ce48" office:value-type="string" calcext:value-type="string">
            <text:p>ISiK Stufe 2, Modul Medikation - Abgleich bestehende Spezifikationen</text:p>
          </table:table-cell>
          <table:table-cell table:style-name="ce48" table:number-columns-repeated="2"/>
          <table:table-cell table:style-name="ce19" office:value-type="string" calcext:value-type="string">
            <text:p>x <text:s text:c="2"/>= Element ist spezifiziert</text:p>
          </table:table-cell>
          <table:table-cell table:style-name="ce14" office:value-type="string" calcext:value-type="string" table:number-columns-spanned="2" table:number-rows-spanned="3">
            <text:p>weiteres: Details zu verwendeten ValueSets, referenzierten Objekttypen, Fixwerten, eingeschränkten Kardinalitäten</text:p>
          </table:table-cell>
          <table:covered-table-cell table:style-name="ce31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/>
          <table:table-cell table:style-name="ce79"/>
          <table:table-cell table:style-name="ce48" table:number-columns-repeated="72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2">
          <table:table-cell table:style-name="ce48" table:number-columns-repeated="3"/>
          <table:table-cell table:style-name="ce19" office:value-type="string" calcext:value-type="string">
            <text:p>(x) = Element ist zulässig,</text:p>
            <text:p>         aber nicht ausspezifiziert</text:p>
          </table:table-cell>
          <table:covered-table-cell table:style-name="ce15"/>
          <table:covered-table-cell table:style-name="ce31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/>
          <table:table-cell table:style-name="ce79"/>
          <table:table-cell table:style-name="ce48" table:number-columns-repeated="72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3">
          <table:table-cell table:number-columns-repeated="3"/>
          <table:table-cell table:style-name="ce19" office:value-type="string" calcext:value-type="string">
            <text:p>- <text:s text:c="3"/>= Element nicht vorhanden</text:p>
          </table:table-cell>
          <table:covered-table-cell table:style-name="ce16"/>
          <table:covered-table-cell table:style-name="ce19"/>
          <table:table-cell table:number-columns-repeated="8"/>
          <table:table-cell table:style-name="ce47" office:value-type="string" calcext:value-type="string">
            <text:p>aktueller Diskussionsstand</text:p>
            <text:p>(AG-Meeting</text:p>
            <text:p>2022-02-28)</text:p>
          </table:table-cell>
          <table:table-cell/>
          <table:table-cell table:style-name="ce82" office:value-type="string" calcext:value-type="string">
            <text:p>gelb: noch zu überarbeiten</text:p>
          </table:table-cell>
          <table:table-cell table:number-columns-repeated="1007"/>
        </table:table-row>
        <table:table-row table:style-name="ro4">
          <table:table-cell table:style-name="ce3" office:value-type="string" calcext:value-type="string" table:number-columns-spanned="4" table:number-rows-spanned="1">
            <text:p>Datenelemente</text:p>
          </table:table-cell>
          <table:covered-table-cell table:number-columns-repeated="3" table:style-name="ce11"/>
          <table:table-cell table:style-name="ce24" office:value-type="string" calcext:value-type="string" table:number-columns-spanned="1" table:number-rows-spanned="2">
            <text:p>Kard.</text:p>
          </table:table-cell>
          <table:table-cell table:style-name="ce3" office:value-type="string" calcext:value-type="string" table:number-columns-spanned="1" table:number-rows-spanned="2">
            <text:p>Datentyp</text:p>
          </table:table-cell>
          <table:table-cell table:style-name="ce34" office:value-type="string" calcext:value-type="string" table:number-columns-spanned="1" table:number-rows-spanned="2">
            <text:p>Bemerkung</text:p>
          </table:table-cell>
          <table:table-cell table:style-name="ce42" office:value-type="string" calcext:value-type="string" table:number-columns-spanned="7" table:number-rows-spanned="1">
            <text:p>Spezifikation</text:p>
          </table:table-cell>
          <table:covered-table-cell table:number-columns-repeated="5" table:style-name="ce42"/>
          <table:covered-table-cell table:style-name="ce72"/>
          <table:table-cell table:style-name="ce50" office:value-type="string" calcext:value-type="string" table:number-columns-spanned="1" table:number-rows-spanned="2">
            <text:p>ISiK</text:p>
            <text:p>(work in progress)</text:p>
          </table:table-cell>
          <table:table-cell table:style-name="ce34" office:value-type="string" calcext:value-type="string" table:number-columns-spanned="1" table:number-rows-spanned="2">
            <text:p>Diskussion</text:p>
          </table:table-cell>
          <table:table-cell table:style-name="ce42" office:value-type="string" calcext:value-type="string" table:number-columns-spanned="1" table:number-rows-spanned="2">
            <text:p>Umsetzung in Profil</text:p>
            <text:p>entsprechend Spalte "ISiK"</text:p>
          </table:table-cell>
          <table:table-cell table:style-name="ce7" table:number-columns-repeated="72"/>
          <table:table-cell table:number-columns-repeated="51"/>
          <table:table-cell table:style-name="ce7" table:number-columns-repeated="883"/>
          <table:table-cell/>
        </table:table-row>
        <table:table-row table:style-name="ro4">
          <table:table-cell table:style-name="ce4" office:value-type="string" calcext:value-type="string">
            <text:p>Ebene 1</text:p>
          </table:table-cell>
          <table:table-cell table:style-name="ce4" office:value-type="string" calcext:value-type="string">
            <text:p>Ebene 2</text:p>
          </table:table-cell>
          <table:table-cell table:style-name="ce4" office:value-type="string" calcext:value-type="string">
            <text:p>Ebene 3</text:p>
          </table:table-cell>
          <table:table-cell table:style-name="ce4" office:value-type="string" calcext:value-type="string">
            <text:p>Ebene 4</text:p>
          </table:table-cell>
          <table:covered-table-cell table:style-name="ce24"/>
          <table:covered-table-cell table:style-name="ce4"/>
          <table:covered-table-cell table:style-name="ce61"/>
          <table:table-cell table:style-name="ce25" office:value-type="string" calcext:value-type="string">
            <text:p>eMP (UKF)</text:p>
          </table:table-cell>
          <table:table-cell table:style-name="ce25" office:value-type="string" calcext:value-type="string">
            <text:p>GEVKO eMDAF</text:p>
          </table:table-cell>
          <table:table-cell table:style-name="ce25" office:value-type="string" calcext:value-type="string">
            <text:p>KBV Basis</text:p>
          </table:table-cell>
          <table:table-cell table:style-name="ce25" office:value-type="string" calcext:value-type="string">
            <text:p>KBV eRezept</text:p>
          </table:table-cell>
          <table:table-cell table:style-name="ce25" office:value-type="string" calcext:value-type="string">
            <text:p>KBV VOS</text:p>
          </table:table-cell>
          <table:table-cell table:style-name="ce25" office:value-type="string" calcext:value-type="string">
            <text:p>MII KDS Medikation</text:p>
          </table:table-cell>
          <table:table-cell table:style-name="ce25" office:value-type="string" calcext:value-type="string">
            <text:p>MP Plus</text:p>
          </table:table-cell>
          <table:covered-table-cell table:style-name="ce51"/>
          <table:covered-table-cell table:style-name="ce34" office:value-type="string" calcext:value-type="string">
            <text:p>Bemerkung</text:p>
          </table:covered-table-cell>
          <table:covered-table-cell table:style-name="ce24"/>
          <table:table-cell table:style-name="ce7" table:number-columns-repeated="72"/>
          <table:table-cell table:number-columns-repeated="51"/>
          <table:table-cell table:style-name="ce7" table:number-columns-repeated="883"/>
          <table:table-cell/>
        </table:table-row>
        <table:table-row table:style-name="ro4">
          <table:table-cell table:style-name="ce5" office:value-type="string" calcext:value-type="string" table:number-columns-spanned="1" table:number-rows-spanned="25">
            <text:p>Medikament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6"/>
          <table:table-cell table:number-columns-repeated="7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mpfstoff?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Normgröß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KBV Normgröße</text:p>
          </table:table-cell>
          <table:table-cell table:style-name="ce26" office:value-type="string" calcext:value-type="string">
            <text:p>KBV VoS Normgräße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Identifikator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5">
          <table:covered-table-cell table:style-name="ce5"/>
          <table:table-cell table:style-name="ce13" office:value-type="string" calcext:value-type="string">
            <text:p>Code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/Freitext</text:p>
          </table:table-cell>
          <table:table-cell table:style-name="ce36"/>
          <table:table-cell table:style-name="ce26" office:value-type="string" calcext:value-type="string">
            <text:p>PZN modifiziert</text:p>
            <text:p>or Freitext</text:p>
          </table:table-cell>
          <table:table-cell table:style-name="ce26" office:value-type="string" calcext:value-type="string">
            <text:p>(PZN</text:p>
            <text:p><text:span text:style-name="T1">or ATC-DE</text:span></text:p>
            <text:p><text:span text:style-name="T1">or ABDATA WG14)</text:span></text:p>
            <text:p><text:span text:style-name="T1">and Freitext</text:span></text:p>
          </table:table-cell>
          <table:table-cell table:style-name="ce26" office:value-type="string" calcext:value-type="string">
            <text:p>PZN</text:p>
            <text:p><text:span text:style-name="T1">or SNOMED-CT</text:span></text:p>
            <text:p><text:span text:style-name="T1">or ATC-DE</text:span></text:p>
            <text:p><text:span text:style-name="T1">or Freitext</text:span></text:p>
          </table:table-cell>
          <table:table-cell table:style-name="ce26" office:value-type="string" calcext:value-type="string">
            <text:p>(PZN</text:p>
            <text:p>xor ERP Medication Type)</text:p>
            <text:p>or Freitext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26" office:value-type="string" calcext:value-type="string">
            <text:p>PZN</text:p>
            <text:p><text:span text:style-name="T1">or ATC-DE</text:span></text:p>
            <text:p>or ATC-WHO</text:p>
            <text:p><text:span text:style-name="T1">or Freitext</text:span>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52" office:value-type="string" calcext:value-type="string">
            <text:p>PZN</text:p>
            <text:p><text:span text:style-name="T1">or ATC-DE</text:span></text:p>
            <text:p><text:span text:style-name="T1">or ABDATA WG14 ?</text:span></text:p>
            <text:p><text:span text:style-name="T1">and Freitext</text:span></text:p>
            <text:p/>
            <text:p><text:span text:style-name="T1">nationaler Katalog vom BfArm? =&gt; existiert (Zulassungsdaten).</text:span></text:p>
            <text:p/>
            <text:p><text:span text:style-name="T1">politische Klärung erf., ob BfArm-Daten öffentlich gemacht werden</text:span></text:p>
          </table:table-cell>
          <table:table-cell table:style-name="ce67" office:value-type="string" calcext:value-type="string">
            <text:p>Amlodipin von</text:p>
            <text:p> XYPharm 10mg</text:p>
            <text:p>=&gt; PZN</text:p>
            <text:p/>
            <text:p>Oder herstellerneutraler Code + Hersteller-Freitext</text:p>
            <text:p/>
            <text:p>Acetylcystein 300 mg =&gt; Code</text:p>
            <text:p><text:span text:style-name="T1">"z. B. Mucret" =&gt; Freitext</text:span></text:p>
          </table:table-cell>
          <table:table-cell table:style-name="ce82" office:value-type="string" calcext:value-type="string">
            <text:p>PZN,</text:p>
            <text:p>ATC-DE</text:p>
          </table:table-cell>
          <table:table-cell table:number-columns-repeated="1007"/>
        </table:table-row>
        <table:table-row table:style-name="ro4">
          <table:covered-table-cell table:style-name="ce6"/>
          <table:table-cell table:style-name="ce17" office:value-type="string" calcext:value-type="string">
            <text:p>Teilbarkeit</text:p>
          </table:table-cell>
          <table:table-cell table:style-name="ce17" table:number-columns-repeated="2"/>
          <table:table-cell table:style-name="ce30"/>
          <table:table-cell table:style-name="ce17"/>
          <table:table-cell table:style-name="ce39"/>
          <table:table-cell table:style-name="ce26" table:number-columns-repeated="7"/>
          <table:table-cell table:style-name="ce52" office:value-type="string" calcext:value-type="string">
            <text:p>-</text:p>
          </table:table-cell>
          <table:table-cell table:style-name="ce81" office:value-type="string" calcext:value-type="string">
            <text:p>'=&gt; weglassen, nicht im scope</text:p>
          </table:table-cell>
          <table:table-cell table:style-name="ce30" office:value-type="string" calcext:value-type="string">
            <text:p>x</text:p>
          </table:table-cell>
          <table:table-cell table:style-name="ce80" table:number-columns-repeated="72"/>
          <table:table-cell table:style-name="ce85" table:number-columns-repeated="51"/>
          <table:table-cell table:style-name="ce80" table:number-columns-repeated="883"/>
          <table:table-cell table:style-name="ce85"/>
        </table:table-row>
        <table:table-row table:style-name="ro2">
          <table:covered-table-cell table:style-name="ce5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HIR Medication Status Codes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FHIR Medication Status Code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freiverkäuflich?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(x) (deprecated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Hersteller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6">
          <table:covered-table-cell table:style-name="ce5"/>
          <table:table-cell table:style-name="ce13" office:value-type="string" calcext:value-type="string">
            <text:p>Darreichungsform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6"/>
          <table:table-cell table:style-name="ce26" office:value-type="string" calcext:value-type="string">
            <text:p>IFA</text:p>
            <text:p>or Freitext</text:p>
          </table:table-cell>
          <table:table-cell table:style-name="ce26" office:value-type="string" calcext:value-type="string">
            <text:p>EDQM</text:p>
            <text:p>or KBV BMP Darreichungsform</text:p>
            <text:p>or Freitext</text:p>
          </table:table-cell>
          <table:table-cell table:style-name="ce26" office:value-type="string" calcext:value-type="string">
            <text:p>SNOMED-CT</text:p>
            <text:p>or EDQM</text:p>
            <text:p>or KBV-Darreichungsform</text:p>
          </table:table-cell>
          <table:table-cell table:style-name="ce26" office:value-type="string" calcext:value-type="string">
            <text:p>1..1 KBV BMP Darreichungsform</text:p>
            <text:p>or Freitext</text:p>
          </table:table-cell>
          <table:table-cell table:style-name="ce26" office:value-type="string" calcext:value-type="string">
            <text:p>KBV BMP Darreichungsform</text:p>
            <text:p>or Freitext</text:p>
          </table:table-cell>
          <table:table-cell table:style-name="ce26" office:value-type="string" calcext:value-type="string">
            <text:p>EDQM</text:p>
          </table:table-cell>
          <table:table-cell table:style-name="ce26" office:value-type="string" calcext:value-type="string">
            <text:p>EDQM (DoseForm)</text:p>
          </table:table-cell>
          <table:table-cell table:style-name="ce52" office:value-type="string" calcext:value-type="string">
            <text:p>EDQM (DoseForm) == BfArm</text:p>
            <text:p>=&gt; Es gibt verschiedene Display-Terms (z.B. patient-friendly)</text:p>
          </table:table-cell>
          <table:table-cell table:style-name="ce67" office:value-type="string" calcext:value-type="string">
            <text:p>!!!</text:p>
          </table:table-cell>
          <table:table-cell table:style-name="ce82" office:value-type="string" calcext:value-type="string">
            <text:p>x</text:p>
            <text:p>(! designations?)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Packungsinhal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13" office:value-type="string" calcext:value-type="string">
            <text:p>Zähl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13" office:value-type="string" calcext:value-type="string">
            <text:p>Nenn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7">
            <text:p>Bestandteil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*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7">
          <table:covered-table-cell table:style-name="ce5"/>
          <table:covered-table-cell table:style-name="ce13"/>
          <table:table-cell table:style-name="ce13" office:value-type="string" calcext:value-type="string">
            <text:p>Bestandteil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/Freitext</text:p>
            <text:p><text:span text:style-name="T1">[xor Reference]</text:span></text:p>
            <text:p><text:span text:style-name="T1">[xor URI]</text:span></text:p>
          </table:table-cell>
          <table:table-cell table:style-name="ce36"/>
          <table:table-cell table:style-name="ce26" office:value-type="string" calcext:value-type="string">
            <text:p>Freitext</text:p>
          </table:table-cell>
          <table:table-cell table:style-name="ce26" office:value-type="string" calcext:value-type="string">
            <text:p>ASK</text:p>
            <text:p>or ATC-WHO</text:p>
            <text:p>or PZN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</table:table-cell>
          <table:table-cell table:style-name="ce26" office:value-type="string" calcext:value-type="string">
            <text:p>ASK</text:p>
            <text:p>or PZN</text:p>
            <text:p>or Freitext</text:p>
          </table:table-cell>
          <table:table-cell table:style-name="ce26" office:value-type="string" calcext:value-type="string">
            <text:p>ATC-WHO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UNII</text:span></text:p>
            <text:p><text:span text:style-name="T1">or CAS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  <text:p><text:span text:style-name="T1">xor</text:span></text:p>
            <text:p><text:span text:style-name="T1">(Objekt: Substanz)</text:span></text:p>
            <text:p><text:span text:style-name="T1">xor</text:span></text:p>
            <text:p><text:span text:style-name="T1">(URI)</text:span></text:p>
          </table:table-cell>
          <table:table-cell table:style-name="ce26" office:value-type="string" calcext:value-type="string">
            <text:p>ATC-WHO</text:p>
            <text:p>xor EDQM</text:p>
          </table:table-cell>
          <table:table-cell table:style-name="ce52" office:value-type="string" calcext:value-type="string">
            <text:p>ASK</text:p>
            <text:p>or ATC-DE</text:p>
            <text:p>or PZN</text:p>
            <text:p>or Freitext</text:p>
          </table:table-cell>
          <table:table-cell table:style-name="ce67" office:value-type="string" calcext:value-type="string">
            <text:p>Amlodipin</text:p>
            <text:p>=&gt; ASK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13" office:value-type="string" calcext:value-type="string">
            <text:p>aktiv?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5" office:value-type="string" calcext:value-type="string" table:number-columns-spanned="1" table:number-rows-spanned="3">
            <text:p>Stärke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number-columns-repeated="2" table:style-name="ce13"/>
          <table:table-cell table:style-name="ce13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0 mg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number-columns-repeated="2" table:style-name="ce13"/>
          <table:table-cell table:style-name="ce13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 TAB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covered-table-cell table:style-name="ce13"/>
          <table:table-cell table:style-name="ce13" office:value-type="string" calcext:value-type="string">
            <text:p>Wirkstofftyp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MII Wirkstofftyp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MII Wirkstofftyp</text:p>
          </table:table-cell>
          <table:table-cell table:style-name="ce81" office:value-type="string" calcext:value-type="string">
            <text:p>zur Unterscheidung</text:p>
            <text:p>    IN (ingredient - allgemeiner Wirkstoff),</text:p>
            <text:p>    PIN (precise ingredient - genauer Wirkstoff),</text:p>
            <text:p>    oder MIN (multiple ingredients - Kombinationscode für mehrere Wirkstoffe).</text:p>
            <text:p/>
            <text:p><text:span text:style-name="T1">IG: Hinweis/Frage, ob sinvoll</text:span>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Charg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13" office:value-type="string" calcext:value-type="string">
            <text:p>Chargennumm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!!!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13" office:value-type="string" calcext:value-type="string">
            <text:p>Ablauf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14">
            <text:p>Medikations-Liste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HL7 Languages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Identifikator</text:p>
          </table:table-cell>
          <table:table-cell table:style-name="ce36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curren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0..1 HL7 ListStatus)</text:p>
          </table:table-cell>
          <table:table-cell table:style-name="ce26" office:value-type="string" calcext:value-type="string">
            <text:p>fix: current</text:p>
          </table:table-cell>
          <table:table-cell table:style-name="ce52" office:value-type="string" calcext:value-type="string">
            <text:p>(0..1 HL7 ListStatus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Listen-Mod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working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ix: snapshot</text:p>
          </table:table-cell>
          <table:table-cell table:style-name="ce52" office:value-type="string" calcext:value-type="string">
            <text:p>fix: snapshot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Titel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8"/>
          <table:table-cell table:style-name="ce13" office:value-type="string" calcext:value-type="string">
            <text:p>Cod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BMP Zwischenüberschrif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medications</text:p>
          </table:table-cell>
          <table:table-cell table:style-name="ce26" office:value-type="string" calcext:value-type="string">
            <text:p>KBV S-BMP-Zwischenüberschrift</text:p>
          </table:table-cell>
          <table:table-cell table:style-name="ce52" office:value-type="string" calcext:value-type="string">
            <text:p>fix: medications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1..1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Fachperson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5">
            <text:p>Listeneintrag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13" office:value-type="string" calcext:value-type="string">
            <text:p>Eintrags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13" office:value-type="string" calcext:value-type="string">
            <text:p>Änderungs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13" office:value-type="string" calcext:value-type="string">
            <text:p>Sequenz-Nr.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Ganzzahl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8"/>
          <table:covered-table-cell table:style-name="ce13"/>
          <table:table-cell table:style-name="ce13" office:value-type="string" calcext:value-type="string">
            <text:p>Element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Objekt: Medikations-Information</text:p>
          </table:table-cell>
          <table:table-cell table:style-name="ce52" office:value-type="string" calcext:value-type="string">
            <text:p>Objekt: Medikations-Information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47">
            <text:p>Medikations-Information</text:p>
          </table:table-cell>
          <table:table-cell table:style-name="ce5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Sprach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Historisiert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historisiert?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Historisierungsbegründ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Selbst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Vorhabenspezifische Zusatzinform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,</text:p>
            <text:p>URI</text:p>
          </table:table-cell>
          <table:table-cell table:style-name="ce36" office:value-type="string" calcext:value-type="string">
            <text:p>statt URI ist offenbar Code gemeint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Behandlungsgrund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5" office:value-type="string" calcext:value-type="string">
            <text:p>Vorbedingungen 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Vorbedingungen Medikation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Grund Nichtgabe Medik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 - Grund für Statu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Therapie-Inten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6">
          <table:covered-table-cell table:style-name="ce5"/>
          <table:table-cell table:style-name="ce5" office:value-type="string" calcext:value-type="string">
            <text:p>Identifikator</text:p>
          </table:table-cell>
          <table:table-cell table:style-name="ce5" table:number-columns-repeated="2"/>
          <table:table-cell table:style-name="ce57" office:value-type="string" calcext:value-type="string">
            <text:p>1..*</text:p>
          </table:table-cell>
          <table:table-cell table:style-name="ce13" office:value-type="string" calcext:value-type="string">
            <text:p>Identifikator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..2:</text:p>
            <text:p>GEVKO Therapie Intention ID</text:p>
            <text:p>and GEVKO Medikationseintrag ID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Teil v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Medikations-Abgabe, Medikations-Information, Prozedur, Beobachtung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Medikations-Verabreichung, Medikations-Abgabe, Medikations-Information, Prozedur, Beobachtung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5" office:value-type="string" calcext:value-type="string">
            <text:p>Status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L7 MedicationStatement Status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number-columns-repeated="2" table:style-name="ce26" office:value-type="string" calcext:value-type="string">
            <text:p>HL7 MedicationStatement Status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ategori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Hauskomet Kategorie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10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6"/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Objekt: Medikament</text:p>
            <text:p>xor 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6" office:value-type="string" calcext:value-type="string">
            <text:p>Objekt: Medikament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82" office:value-type="string" calcext:value-type="string">
            <text:p>PZN,</text:p>
            <text:p>ATC-DE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Pati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2" table:style-name="ce26" office:value-type="string" calcext:value-type="string">
            <text:p>Objekt: Patien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Objekt: Patient, Gruppe</text:p>
          </table:table-cell>
          <table:table-cell table:style-name="ce26" office:value-type="string" calcext:value-type="string">
            <text:p>Objekt: Patient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Einnahmezeitpunk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63" office:value-type="string" calcext:value-type="string" table:number-columns-spanned="1" table:number-rows-spanned="4">
            <text:p>1..1 (Zeitraum xor Zeitpunkt)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Einnahmezeitraum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covered-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Beginn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/Uhrzeit</text:p>
          </table:table-cell>
          <table:covered-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End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covered-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9" office:value-type="date" office:date-value="2021-11-16" calcext:value-type="date">
            <text:p>16.11.21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Datum der Erfassung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eingenommen?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na</text:p>
          </table:table-cell>
          <table:table-cell table:style-name="ce26" office:value-type="string" calcext:value-type="string">
            <text:p>- <text:span text:style-name="T2">(</text:span>deprecated<text:span text:style-name="T2">)</text:span></text:p>
          </table:table-cell>
          <table:table-cell table:style-name="ce26" office:value-type="string" calcext:value-type="string">
            <text:p>fix: na</text:p>
          </table:table-cell>
          <table:table-cell table:style-name="ce52" office:value-type="string" calcext:value-type="string">
            <text:p>(=&gt; Statu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8"/>
          <table:table-cell table:style-name="ce5" office:value-type="string" calcext:value-type="string">
            <text:p>Informationsquelle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Fachpersonen-Rolle Patient, Angehöriger)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8"/>
          <table:table-cell table:style-name="ce5" office:value-type="string" calcext:value-type="string">
            <text:p>Grund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Code/Freitext</text:p>
            <text:p>or Referenz</text:p>
          </table:table-cell>
          <table:table-cell table:style-name="ce36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es CS</text:p>
            <text:p>or Freitext</text:p>
            <text:p>or Objekt: Gesundheitszustand, Beobachtung, Diagnosebericht</text:p>
          </table:table-cell>
          <table:table-cell table:style-name="ce26" office:value-type="string" calcext:value-type="string">
            <text:p>Freitext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4">
            <text:p>Anmerkung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0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covered-table-cell table:style-name="ce5"/>
          <table:table-cell table:style-name="ce5" office:value-type="string" calcext:value-type="string">
            <text:p>Autor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/Freitex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Patient, Angehöriger)</text:p>
          </table:table-cell>
          <table:table-cell table:style-name="ce26" office:value-type="string" calcext:value-type="string">
            <text:p>Objekt: Fachperson, Patient, Angehöriger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>
            <text:p>Zeitpunk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"Eine Marcumarisierung ist</text:p>
            <text:p>nach Rücksprache mit dem</text:p>
            <text:p>Operateur nicht notwendig!"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16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style-name="ce26" office:value-type="string" calcext:value-type="string">
            <text:p>1..4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5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Ganzzahl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(x)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6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1..1 bei Freitext</text:p>
          </table:table-cell>
          <table:table-cell table:style-name="ce52" office:value-type="string" calcext:value-type="string">
            <text:p>x</text:p>
          </table:table-cell>
          <table:table-cell table:style-name="ce81" office:value-type="string" calcext:value-type="string">
            <text:p>30-30-30-30 ABER: PROBLEMATISCH, DA KEINE EINHEIT</text:p>
            <text:p/>
            <text:p>"nach Kaliumwert"</text:p>
            <text:p/>
            <text:p>"Ziel-PTT 60 - 80"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covered-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80" office:value-type="string" calcext:value-type="string">
            <text:p>Problem: Insulin wird anhand eines Regelwerks gegeben - nicht im Fokus Stufe 2.</text:p>
            <text:p>=&gt; rein textuell!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 table:number-columns-spanned="1" table:number-rows-spanned="3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8"/>
          <table:covered-table-cell table:number-columns-repeated="2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HL7 v3 TimingEvent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morgens</text:p>
            <text:p/>
            <text:p/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6" office:value-type="string" calcext:value-type="string">
            <text:p>"[alle weiteren Elemente]"</text:p>
          </table:table-cell>
          <table:table-cell table:style-name="ce57"/>
          <table:table-cell table:style-name="ce13"/>
          <table:table-cell table:style-name="ce36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52"/>
          <table:table-cell table:style-name="ce81" office:value-type="string" calcext:value-type="string">
            <text:p>"alle 48 Stunden" =&gt; frequency+period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  <text:p>or Code/Freitex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6" office:value-type="string" calcext:value-type="string">
            <text:p>Boolean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Dosis und Häufigkeit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3"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Quantität 1..1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</text:p>
            <text:p><text:span text:style-name="T1">3 /wk</text:span>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number-columns-repeated="3" table:style-name="ce5"/>
          <table:table-cell table:style-name="ce5" office:value-type="string" calcext:value-type="string">
            <text:p><text:span text:style-name="T1">Häufigkeit/Häufigkeits</text:span>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Maximaldosis pro Zeiteinhei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11">
          <table:table-cell table:style-name="ce5" office:value-type="string" calcext:value-type="string" table:number-columns-spanned="1" table:number-rows-spanned="51">
            <text:p>Medikations-Verordnung</text:p>
          </table:table-cell>
          <table:table-cell table:style-name="ce5"/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6"/>
          <table:table-cell table:style-name="ce49"/>
        </table:table-row>
        <table:table-row table:style-name="ro4">
          <table:covered-table-cell table:style-name="ce5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Zuzahlungsstatus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StatusCoPayment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Kennzeichen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KennzeichenStatus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ASV-Teamnumme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Identifikato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Notdienstgebühr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BV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Unfallinformationen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13"/>
          <table:table-cell table:style-name="ce13" office:value-type="string" calcext:value-type="string">
            <text:p>Unfallkennzeichen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Accident Type</text:p>
          </table:table-cell>
          <table:table-cell table:style-name="ce26" office:value-type="string" calcext:value-type="string">
            <text:p>2x 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Unfallbetrieb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Unfalltag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Rezepttyp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RezeptTyp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Mehrfachverordnun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Kennzeichen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5" office:value-type="string" calcext:value-type="string" table:number-columns-spanned="1" table:number-rows-spanned="3">
            <text:p>Nummerierung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Zähler</text:p>
          </table:table-cell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Nenner</text:p>
          </table:table-cell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5" office:value-type="string" calcext:value-type="string" table:number-columns-spanned="1" table:number-rows-spanned="3">
            <text:p>Zeitra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Beginn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En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Identifikato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Zweck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rder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(Objekt: Patient, Personengruppe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Aufenthal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Erstellungszeitpunkt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/Uhrzei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verordnende Person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Fachperson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verordnende Organisation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(x) (via PractitionerRol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Gruppen-Identifikato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Identifikato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Versicherungsverhältni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Versicherungsverhältni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Anmerkun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 (Markdown)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 (analog Medikations-Information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Dosierungskennzeichen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Ganzzahl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HL7 v3 TimingEven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  <text:p>or Code/Freitex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 table:number-columns-spanned="1" table:number-rows-spanned="3">
            <text:p>Dosis und Häufigkeit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9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<text:span text:style-name="T1">Häufigkeit/Häufigkeits</text:span>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Abgabe-Anforderung</text:p>
          </table:table-cell>
          <table:table-cell table:style-name="ce5"/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73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Menge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Substitution</text:p>
          </table:table-cell>
          <table:table-cell table:style-name="ce5"/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73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erlaubt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20">
            <text:p>Medikations-Verabreichung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9">
          <table:covered-table-cell table:style-name="ce5"/>
          <table:table-cell table:style-name="ce13" office:value-type="string" calcext:value-type="string">
            <text:p>Bestandteil von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Prozedur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9">
          <table:covered-table-cell table:style-name="ce5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FHIR Medication Administration Status Code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FHIR Medication Administration Status Codes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, Personengrupp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<text:span text:style-name="T1">Verabreichungszeitpunkt/</text:span></text:p>
            <text:p>Verabreichungszeitraum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  <text:p><text:span text:style-name="T1">xor Datum/Uhrzeit von/bis</text:span>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Grund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<text:s/>Gesundheitszustand, Beobachtung, Diagnoseberich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<text:s/>Gesundheitszustand, Beobachtung, Diagnosebericht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10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Ganzzahl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  <text:p>or Code/Freitext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SNOMED-CT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EDQM</text:p>
            <text:p>or SNOMED-CT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Dosis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Häufigkeit</text:p>
          </table:table-cell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sverhältnis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 table:number-rows-repeated="2">
          <table:table-cell table:style-name="ce8"/>
          <table:table-cell table:number-columns-repeated="1023"/>
        </table:table-row>
        <table:table-row table:style-name="ro4">
          <table:table-cell table:style-name="ce9" office:value-type="string" calcext:value-type="string">
            <text:p>TODO: Welche Klassifikationen sind primär? Sollen andere explizit oder/und implizit als zusätzliche Angabe erlaubt sein?</text:p>
          </table:table-cell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4" table:number-rows-repeated="2">
          <table:table-cell table:style-name="ce8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4" table:number-rows-repeated="152">
          <table:table-cell table:style-name="ce8"/>
          <table:table-cell table:number-columns-repeated="1023"/>
        </table:table-row>
        <table:table-row table:style-name="ro4" table:number-rows-repeated="104825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.00.0000</text:date>, <text:time style:data-style-name="N2" text:time-value="11:22:26.9553426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Lang</meta:initial-creator>
    <meta:creation-date>2021-12-09T10:06:11.281209462</meta:creation-date>
    <dc:date>2022-03-02T12:32:03.707250604</dc:date>
    <dc:creator>Stefan Lang</dc:creator>
    <meta:editing-duration>PT14H56M56S</meta:editing-duration>
    <meta:editing-cycles>590</meta:editing-cycles>
    <meta:generator>LibreOffice/6.4.7.2$Linux_X86_64 LibreOffice_project/40$Build-2</meta:generator>
    <meta:document-statistic meta:table-count="1" meta:cell-count="1820" meta:object-count="0"/>
  </office:meta>
</office:document-meta>
</file>